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5cm"/>
    </style:style>
    <style:style style:name="co2" style:family="table-column">
      <style:table-column-properties fo:break-before="auto" style:column-width="2.367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1.7cm"/>
    </style:style>
    <style:style style:name="co5" style:family="table-column">
      <style:table-column-properties fo:break-before="auto" style:column-width="1.589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fo:border="0.035cm solid #000000"/>
      <style:text-properties style:font-name="Ari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4" style:family="table-cell" style:parent-style-name="Default">
      <style:table-cell-properties fo:border="0.002cm solid #000000"/>
      <style:text-properties style:font-name="Arial" fo:font-weight="normal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style:font-name="Arial" fo:font-weight="normal"/>
    </style:style>
    <style:style style:name="ce6" style:family="table-cell" style:parent-style-name="Default">
      <style:table-cell-properties fo:border-bottom="0.002cm solid #000000" fo:border-left="0.035cm solid #000000" fo:border-right="0.035cm solid #000000" fo:border-top="0.035cm solid #000000"/>
      <style:text-properties style:font-name="Arial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/>
    </style:style>
    <style:style style:name="ce8" style:family="table-cell" style:parent-style-name="Default" style:data-style-name="N10">
      <style:table-cell-properties style:text-align-source="fix" style:repeat-content="false" fo:border="0.002cm solid #000000"/>
      <style:paragraph-properties fo:text-align="center" fo:margin-left="0cm"/>
      <style:text-properties style:font-name="Arial" fo:font-weight="normal"/>
    </style:style>
    <style:style style:name="ce9" style:family="table-cell" style:parent-style-name="Default" style:data-style-name="N106">
      <style:table-cell-properties style:text-align-source="fix" style:repeat-content="false" fo:border="0.035cm solid #000000"/>
      <style:paragraph-properties fo:text-align="center" fo:margin-left="0cm"/>
      <style:text-properties style:font-name="Arial"/>
    </style:style>
    <style:style style:name="ce10" style:family="table-cell" style:parent-style-name="Default" style:data-style-name="N106">
      <style:table-cell-properties fo:border="0.002cm solid #000000"/>
      <style:text-properties style:font-name="Arial"/>
    </style:style>
    <style:style style:name="ce11" style:family="table-cell" style:parent-style-name="Default">
      <style:table-cell-properties fo:border="0.002cm solid #000000"/>
      <style:text-properties style:font-name="Arial"/>
    </style:style>
    <style:style style:name="ce12" style:family="table-cell" style:parent-style-name="Default" style:data-style-name="N11">
      <style:table-cell-properties fo:border="0.002cm solid #000000"/>
      <style:text-properties style:font-name="Arial"/>
    </style:style>
    <style:style style:name="ce13" style:family="table-cell" style:parent-style-name="Default">
      <style:table-cell-properties fo:border-bottom="0.035cm solid #000000" fo:border-left="0.035cm solid #000000" fo:border-right="0.002cm solid #000000" fo:border-top="0.035cm solid #000000"/>
      <style:text-properties style:font-name="Arial"/>
    </style:style>
    <style:style style:name="ce14" style:family="table-cell" style:parent-style-name="Default">
      <style:table-cell-properties fo:border-bottom="0.002cm solid #000000" fo:border-left="0.035cm solid #000000" fo:border-right="0.002cm solid #000000" fo:border-top="0.035cm solid #000000"/>
      <style:text-properties style:font-name="Ari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48" table:default-cell-style-name="ce2"/>
        <table:table-column table:style-name="co6" table:default-cell-style-name="ce13"/>
        <table:table-row table:style-name="ro1">
          <table:table-cell table:style-name="ce1" office:value-type="string" table:number-columns-spanned="10" table:number-rows-spanned="1">
            <text:p>Goodhew Cereal Company Ltd</text:p>
          </table:table-cell>
          <table:covered-table-cell table:number-columns-repeated="9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style-name="ce1" office:value-type="string" table:number-columns-spanned="10" table:number-rows-spanned="1">
            <text:p>Bonus Calculations Week 10/2003</text:p>
          </table:table-cell>
          <table:covered-table-cell table:number-columns-repeated="9"/>
          <table:table-cell table:number-columns-repeated="245"/>
        </table:table-row>
        <table:table-row table:style-name="ro1">
          <table:table-cell table:number-columns-repeated="255"/>
        </table:table-row>
        <table:table-row table:style-name="ro1">
          <table:table-cell table:style-name="ce3"/>
          <table:table-cell table:style-name="ce1" office:value-type="string">
            <text:p>Tonnes</text:p>
          </table:table-cell>
          <table:table-cell table:style-name="ce1" office:value-type="string">
            <text:p>Tonnes</text:p>
          </table:table-cell>
          <table:table-cell table:style-name="ce1" office:value-type="string">
            <text:p>Tonnes</text:p>
          </table:table-cell>
          <table:table-cell table:style-name="ce1" office:value-type="string">
            <text:p>Bonus</text:p>
          </table:table-cell>
          <table:table-cell table:style-name="ce1"/>
          <table:table-cell table:style-name="ce7" office:value-type="string">
            <text:p>Bonus</text:p>
          </table:table-cell>
          <table:table-cell table:style-name="ce7" office:value-type="string">
            <text:p>Barley</text:p>
          </table:table-cell>
          <table:table-cell table:style-name="ce7" office:value-type="string">
            <text:p>Total</text:p>
          </table:table-cell>
          <table:table-cell table:style-name="ce7" office:value-type="string">
            <text:p>Percentage</text:p>
          </table:table-cell>
          <table:table-cell table:number-columns-repeated="245"/>
        </table:table-row>
        <table:table-row table:style-name="ro1">
          <table:table-cell table:style-name="ce1" office:value-type="string">
            <text:p>Plant</text:p>
          </table:table-cell>
          <table:table-cell table:style-name="ce3" office:value-type="string">
            <text:p>Wheat</text:p>
          </table:table-cell>
          <table:table-cell table:style-name="ce1" office:value-type="string">
            <text:p>Barley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onus</text:p>
          </table:table-cell>
          <table:table-cell table:style-name="ce7" office:value-type="string">
            <text:p>Adjustment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Bonus</text:p>
          </table:table-cell>
          <table:table-cell table:style-name="ce7" office:value-type="string">
            <text:p>Of Average</text:p>
          </table:table-cell>
          <table:table-cell table:number-columns-repeated="245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7">
            <text:p>27</text:p>
          </table:table-cell>
          <table:table-cell table:style-name="ce1" table:formula="of:=SUM([.B7:.C7])" office:value-type="float" office:value="30">
            <text:p>30</text:p>
          </table:table-cell>
          <table:table-cell table:style-name="ce9" table:formula="of:=IF([.D7]&gt;75;1.45;0.5)" office:value-type="currency" office:currency="EUR" office:value="0.5">
            <text:p>€0.50</text:p>
          </table:table-cell>
          <table:table-cell table:style-name="ce9" table:formula="of:=[.D7]*[.E7]" office:value-type="currency" office:currency="EUR" office:value="15">
            <text:p>€15.00</text:p>
          </table:table-cell>
          <table:table-cell table:style-name="ce10" table:formula="of:=HLOOKUP([.A7];[.$B$16:.$G$17];2)*[.F7]" office:value-type="currency" office:currency="EUR" office:value="2.25">
            <text:p>€2.25</text:p>
          </table:table-cell>
          <table:table-cell table:style-name="ce10" table:formula="of:=IF([.C7]&gt;40;10;IF([.C7]&gt;=20;5;0))" office:value-type="currency" office:currency="EUR" office:value="5">
            <text:p>€5.00</text:p>
          </table:table-cell>
          <table:table-cell table:style-name="ce11" table:formula="of:=SUM([.F7:.H7])" office:value-type="currency" office:currency="EUR" office:value="22.25">
            <text:p>€22.25</text:p>
          </table:table-cell>
          <table:table-cell table:style-name="ce12" table:formula="of:=[.I7]/[.$I$14]" office:value-type="percentage" office:value="0.215992156329784">
            <text:p>21.60%</text:p>
          </table:table-cell>
          <table:table-cell table:number-columns-repeated="245"/>
        </table:table-row>
        <table:table-row table:style-name="ro1">
          <table:table-cell table:style-name="ce1" office:value-type="float" office:value="5">
            <text:p>5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9">
            <text:p>19</text:p>
          </table:table-cell>
          <table:table-cell table:style-name="ce1" table:formula="of:=SUM([.B8:.C8])" office:value-type="float" office:value="31">
            <text:p>31</text:p>
          </table:table-cell>
          <table:table-cell table:style-name="ce9" table:formula="of:=IF([.D8]&gt;75;1.45;0.5)" office:value-type="currency" office:currency="EUR" office:value="0.5">
            <text:p>€0.50</text:p>
          </table:table-cell>
          <table:table-cell table:style-name="ce9" table:formula="of:=[.D8]*[.E8]" office:value-type="currency" office:currency="EUR" office:value="15.5">
            <text:p>€15.50</text:p>
          </table:table-cell>
          <table:table-cell table:style-name="ce10" table:formula="of:=HLOOKUP([.A8];[.$B$16:.$G$17];2)*[.F8]" office:value-type="currency" office:currency="EUR" office:value="3.875">
            <text:p>€3.88</text:p>
          </table:table-cell>
          <table:table-cell table:style-name="ce10" table:formula="of:=IF([.C8]&gt;40;10;IF([.C8]&gt;=20;5;0))" office:value-type="currency" office:currency="EUR" office:value="0">
            <text:p>€0.00</text:p>
          </table:table-cell>
          <table:table-cell table:style-name="ce11" table:formula="of:=SUM([.F8:.H8])" office:value-type="currency" office:currency="EUR" office:value="19.375">
            <text:p>€19.38</text:p>
          </table:table-cell>
          <table:table-cell table:style-name="ce12" table:formula="of:=[.I8]/[.$I$14]" office:value-type="percentage" office:value="0.188083057478182">
            <text:p>18.81%</text:p>
          </table:table-cell>
          <table:table-cell table:number-columns-repeated="245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3">
            <text:p>33</text:p>
          </table:table-cell>
          <table:table-cell table:style-name="ce1" table:formula="of:=SUM([.B9:.C9])" office:value-type="float" office:value="67">
            <text:p>67</text:p>
          </table:table-cell>
          <table:table-cell table:style-name="ce9" table:formula="of:=IF([.D9]&gt;75;1.45;0.5)" office:value-type="currency" office:currency="EUR" office:value="0.5">
            <text:p>€0.50</text:p>
          </table:table-cell>
          <table:table-cell table:style-name="ce9" table:formula="of:=[.D9]*[.E9]" office:value-type="currency" office:currency="EUR" office:value="33.5">
            <text:p>€33.50</text:p>
          </table:table-cell>
          <table:table-cell table:style-name="ce10" table:formula="of:=HLOOKUP([.A9];[.$B$16:.$G$17];2)*[.F9]" office:value-type="currency" office:currency="EUR" office:value="5.025">
            <text:p>€5.03</text:p>
          </table:table-cell>
          <table:table-cell table:style-name="ce10" table:formula="of:=IF([.C9]&gt;40;10;IF([.C9]&gt;=20;5;0))" office:value-type="currency" office:currency="EUR" office:value="5">
            <text:p>€5.00</text:p>
          </table:table-cell>
          <table:table-cell table:style-name="ce11" table:formula="of:=SUM([.F9:.H9])" office:value-type="currency" office:currency="EUR" office:value="43.525">
            <text:p>€43.53</text:p>
          </table:table-cell>
          <table:table-cell table:style-name="ce12" table:formula="of:=[.I9]/[.$I$14]" office:value-type="percentage" office:value="0.422519487831633">
            <text:p>42.25%</text:p>
          </table:table-cell>
          <table:table-cell table:number-columns-repeated="245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5">
            <text:p>65</text:p>
          </table:table-cell>
          <table:table-cell table:style-name="ce1" table:formula="of:=SUM([.B10:.C10])" office:value-type="float" office:value="88">
            <text:p>88</text:p>
          </table:table-cell>
          <table:table-cell table:style-name="ce9" table:formula="of:=IF([.D10]&gt;75;1.45;0.5)" office:value-type="currency" office:currency="EUR" office:value="1.45">
            <text:p>€1.45</text:p>
          </table:table-cell>
          <table:table-cell table:style-name="ce9" table:formula="of:=[.D10]*[.E10]" office:value-type="currency" office:currency="EUR" office:value="127.6">
            <text:p>€127.60</text:p>
          </table:table-cell>
          <table:table-cell table:style-name="ce10" table:formula="of:=HLOOKUP([.A10];[.$B$16:.$G$17];2)*[.F10]" office:value-type="currency" office:currency="EUR" office:value="25.52">
            <text:p>€25.52</text:p>
          </table:table-cell>
          <table:table-cell table:style-name="ce10" table:formula="of:=IF([.C10]&gt;40;10;IF([.C10]&gt;=20;5;0))" office:value-type="currency" office:currency="EUR" office:value="10">
            <text:p>€10.00</text:p>
          </table:table-cell>
          <table:table-cell table:style-name="ce11" table:formula="of:=SUM([.F10:.H10])" office:value-type="currency" office:currency="EUR" office:value="163.12">
            <text:p>€163.12</text:p>
          </table:table-cell>
          <table:table-cell table:style-name="ce12" table:formula="of:=[.I10]/[.$I$14]" office:value-type="percentage" office:value="1.58348946249503">
            <text:p>158.35%</text:p>
          </table:table-cell>
          <table:table-cell table:number-columns-repeated="245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72">
            <text:p>72</text:p>
          </table:table-cell>
          <table:table-cell table:style-name="ce1" table:formula="of:=SUM([.B11:.C11])" office:value-type="float" office:value="161">
            <text:p>161</text:p>
          </table:table-cell>
          <table:table-cell table:style-name="ce9" table:formula="of:=IF([.D11]&gt;75;1.45;0.5)" office:value-type="currency" office:currency="EUR" office:value="1.45">
            <text:p>€1.45</text:p>
          </table:table-cell>
          <table:table-cell table:style-name="ce9" table:formula="of:=[.D11]*[.E11]" office:value-type="currency" office:currency="EUR" office:value="233.45">
            <text:p>€233.45</text:p>
          </table:table-cell>
          <table:table-cell table:style-name="ce10" table:formula="of:=HLOOKUP([.A11];[.$B$16:.$G$17];2)*[.F11]" office:value-type="currency" office:currency="EUR" office:value="23.345">
            <text:p>€23.35</text:p>
          </table:table-cell>
          <table:table-cell table:style-name="ce10" table:formula="of:=IF([.C11]&gt;40;10;IF([.C11]&gt;=20;5;0))" office:value-type="currency" office:currency="EUR" office:value="10">
            <text:p>€10.00</text:p>
          </table:table-cell>
          <table:table-cell table:style-name="ce11" table:formula="of:=SUM([.F11:.H11])" office:value-type="currency" office:currency="EUR" office:value="266.795">
            <text:p>€266.80</text:p>
          </table:table-cell>
          <table:table-cell table:style-name="ce12" table:formula="of:=[.I11]/[.$I$14]" office:value-type="percentage" office:value="2.58991583586538">
            <text:p>258.99%</text:p>
          </table:table-cell>
          <table:table-cell table:number-columns-repeated="245"/>
        </table:table-row>
        <table:table-row table:style-name="ro1">
          <table:table-cell table:style-name="ce4" table:number-columns-repeated="10"/>
          <table:table-cell table:number-columns-repeated="245"/>
        </table:table-row>
        <table:table-row table:style-name="ro1">
          <table:table-cell table:style-name="ce4" table:number-columns-repeated="4"/>
          <table:table-cell table:style-name="ce5" office:value-type="string">
            <text:p>Total:</text:p>
          </table:table-cell>
          <table:table-cell table:style-name="ce4" table:formula="of:=SUM([.F7:.F11])" office:value-type="currency" office:currency="EUR" office:value="425.05">
            <text:p>€425.05</text:p>
          </table:table-cell>
          <table:table-cell table:style-name="ce4"/>
          <table:table-cell table:style-name="ce5" office:value-type="string">
            <text:p>Total:</text:p>
          </table:table-cell>
          <table:table-cell table:style-name="ce4" table:formula="of:=SUM([.I7:.I11])" office:value-type="currency" office:currency="EUR" office:value="515.065">
            <text:p>€515.07</text:p>
          </table:table-cell>
          <table:table-cell table:style-name="ce4"/>
          <table:table-cell table:number-columns-repeated="245"/>
        </table:table-row>
        <table:table-row table:style-name="ro1">
          <table:table-cell table:style-name="ce4" table:number-columns-repeated="4"/>
          <table:table-cell table:style-name="ce5" office:value-type="string">
            <text:p>Average:</text:p>
          </table:table-cell>
          <table:table-cell table:style-name="ce4" table:formula="of:=AVERAGE([.F7:.F11])" office:value-type="currency" office:currency="EUR" office:value="85.01">
            <text:p>€85.01</text:p>
          </table:table-cell>
          <table:table-cell table:style-name="ce4"/>
          <table:table-cell table:style-name="ce5" office:value-type="string">
            <text:p>Average:</text:p>
          </table:table-cell>
          <table:table-cell table:style-name="ce4" table:formula="of:=AVERAGE([.I7:.I11])" office:value-type="currency" office:currency="EUR" office:value="103.013">
            <text:p>€103.01</text:p>
          </table:table-cell>
          <table:table-cell table:style-name="ce4"/>
          <table:table-cell table:number-columns-repeated="245"/>
        </table:table-row>
        <table:table-row table:style-name="ro1">
          <table:table-cell table:style-name="ce4" table:number-columns-repeated="6"/>
          <table:table-cell table:style-name="ce5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5" office:value-type="string">
            <text:p>Plant: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6">
            <text:p>6</text:p>
          </table:table-cell>
          <table:table-cell table:style-name="ce4" table:number-columns-repeated="3"/>
          <table:table-cell table:number-columns-repeated="245"/>
        </table:table-row>
        <table:table-row table:style-name="ro1">
          <table:table-cell table:style-name="ce5" office:value-type="string">
            <text:p>Adjustment</text:p>
          </table:table-cell>
          <table:table-cell table:style-name="ce8" office:value-type="percentage" office:value="0.15">
            <text:p>15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1">
            <text:p>10%</text:p>
          </table:table-cell>
          <table:table-cell table:style-name="ce8" office:value-type="percentage" office:value="0.2">
            <text:p>20%</text:p>
          </table:table-cell>
          <table:table-cell table:style-name="ce8" office:value-type="percentage" office:value="0.25">
            <text:p>25%</text:p>
          </table:table-cell>
          <table:table-cell table:style-name="ce8" office:value-type="percentage" office:value="0.15">
            <text:p>15%</text:p>
          </table:table-cell>
          <table:table-cell table:style-name="ce4" table:number-columns-repeated="3"/>
          <table:table-cell table:number-columns-repeated="245"/>
        </table:table-row>
        <table:table-row table:style-name="ro1">
          <table:table-cell table:style-name="ce4" table:number-columns-repeated="10"/>
          <table:table-cell table:number-columns-repeated="245"/>
        </table:table-row>
        <table:table-row table:style-name="ro1">
          <table:table-cell table:style-name="ce4" office:value-type="string">
            <text:p>Name:</text:p>
          </table:table-cell>
          <table:table-cell table:style-name="ce4" office:value-type="string">
            <text:p>Fachtna Roe</text:p>
          </table:table-cell>
          <table:table-cell table:style-name="ce4" table:number-columns-repeated="8"/>
          <table:table-cell table:number-columns-repeated="245"/>
        </table:table-row>
        <table:table-row table:style-name="ro1">
          <table:table-cell table:style-name="ce4" office:value-type="string">
            <text:p>Date:</text:p>
          </table:table-cell>
          <table:table-cell table:style-name="ce4" table:formula="of:=TODAY()" office:value-type="date" office:date-value="2010-04-22">
            <text:p>22/04/10</text:p>
          </table:table-cell>
          <table:table-cell table:style-name="ce4" table:number-columns-repeated="8"/>
          <table:table-cell table:number-columns-repeated="245"/>
        </table:table-row>
        <table:table-row table:style-name="ro1" table:number-rows-repeated="31977">
          <table:table-cell table:number-columns-repeated="255"/>
        </table:table-row>
        <table:table-row table:style-name="ro1" table:number-rows-repeated="2">
          <table:table-cell table:style-name="ce6" table:number-columns-repeated="254"/>
          <table:table-cell table:style-name="ce14"/>
        </table:table-row>
        <table:table-row table:style-name="ro1">
          <table:table-cell table:style-name="ce6" table:number-columns-repeated="254"/>
          <table:table-cell table:style-name="ce1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7:Sheet1.J1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GB" style:font-name-asian="Andale Sans UI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percentage-style style:name="N108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 style:print="charts drawings grid headers objects zero-values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2">22/04/2010</text:date>, <text:time>14:1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Fachtna Roe</meta:initial-creator>
    <meta:creation-date>2005-04-28T11:13:15</meta:creation-date>
    <dc:creator>Fachtna Roe</dc:creator>
    <dc:date>2005-05-06T13:55:07</dc:date>
    <meta:printed-by>Fachtna Roe</meta:printed-by>
    <meta:print-date>2005-05-06T13:46:41</meta:print-date>
    <dc:language>en-GB</dc:language>
    <meta:editing-cycles>7</meta:editing-cycles>
    <meta:editing-duration>PT29M55S</meta:editing-duration>
    <meta:document-statistic meta:table-count="3" meta:cell-count="96" meta:object-count="0"/>
    <meta:user-defined meta:name="Info 1"/>
    <meta:user-defined meta:name="Info 2"/>
    <meta:user-defined meta:name="Info 3"/>
    <meta:user-defined meta:name="Info 4"/>
  </office:meta>
</office:document-meta>
</file>